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29cm" fo:orphans="2" fo:widows="2" fo:padding="0cm" fo:border="none"/>
    </style:style>
    <style:style style:name="P3" style:family="paragraph" style:parent-style-name="Standard">
      <style:text-properties officeooo:rsid="00035fb7" officeooo:paragraph-rsid="00035fb7"/>
    </style:style>
    <style:style style:name="P4" style:family="paragraph" style:parent-style-name="Standard">
      <style:text-properties officeooo:rsid="000497e2" officeooo:paragraph-rsid="000497e2"/>
    </style:style>
    <style:style style:name="P5" style:family="paragraph" style:parent-style-name="Standard">
      <style:text-properties officeooo:rsid="0005c7af" officeooo:paragraph-rsid="0005c7af"/>
    </style:style>
    <style:style style:name="P6" style:family="paragraph" style:parent-style-name="Standard">
      <style:text-properties officeooo:paragraph-rsid="0005c7af"/>
    </style:style>
    <style:style style:name="P7" style:family="paragraph" style:parent-style-name="Standard">
      <style:text-properties officeooo:rsid="000610e3" officeooo:paragraph-rsid="000610e3"/>
    </style:style>
    <style:style style:name="P8" style:family="paragraph" style:parent-style-name="Standard">
      <style:text-properties officeooo:paragraph-rsid="000610e3"/>
    </style:style>
    <style:style style:name="P9" style:family="paragraph" style:parent-style-name="Standard">
      <style:text-properties officeooo:paragraph-rsid="000687dd"/>
    </style:style>
    <style:style style:name="T1" style:family="text">
      <style:text-properties officeooo:rsid="0005c7af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0610e3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 officeooo:rsid="000687dd"/>
    </style:style>
    <style:style style:name="T5" style:family="text">
      <style:text-properties fo:font-variant="normal" fo:text-transform="none" fo:color="#ffffff" style:font-name="source-code-pro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ffffff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7" style:family="text">
      <style:text-properties fo:font-variant="normal" fo:text-transform="none" fo:color="#ffffff" fo:letter-spacing="normal" loext:padding="0cm" loext:border="none"/>
    </style:style>
    <style:style style:name="T8" style:family="text">
      <style:text-properties fo:font-variant="normal" fo:text-transform="none" fo:color="#ffffff" fo:letter-spacing="normal" fo:background-color="#353b45" loext:char-shading-value="0" loext:padding="0cm" loext:border="none"/>
    </style:style>
    <style:style style:name="T9" style:family="text">
      <style:text-properties fo:font-variant="normal" fo:text-transform="none" fo:color="#c5a5c5" style:font-name="source-code-pro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79b6f2" style:font-name="source-code-pro" fo:font-size="10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79b6f2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12" style:family="text">
      <style:text-properties fo:font-variant="normal" fo:text-transform="none" fo:color="#88c6be" style:font-name="source-code-pro" fo:font-size="10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88c6be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14" style:family="text">
      <style:text-properties fo:font-variant="normal" fo:text-transform="none" fo:color="#88c6be" style:font-name="source-code-pro" fo:font-size="10.5pt" fo:letter-spacing="normal" fo:font-style="normal" fo:font-weight="normal" officeooo:rsid="000610e3" loext:padding="0cm" loext:border="none"/>
    </style:style>
    <style:style style:name="T15" style:family="text">
      <style:text-properties fo:font-variant="normal" fo:text-transform="none" fo:color="#d7deea" style:font-name="source-code-pro" fo:font-size="10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d7deea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17" style:family="text">
      <style:text-properties fo:font-variant="normal" fo:text-transform="none" fo:color="#b2b2b2" style:font-name="source-code-pro" fo:font-size="10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b2b2b2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19" style:family="text">
      <style:text-properties fo:font-variant="normal" fo:text-transform="none" fo:color="#8dc891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20" style:family="text">
      <style:text-properties fo:font-variant="normal" fo:text-transform="none" fo:color="#1a1a1a" style:font-name="source-code-pro" fo:font-size="12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0000" style:font-name="apple-system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State =&gt; It is used to have state in functional components.</text:p>
      <text:p text:style-name="P3"/>
      <text:p text:style-name="P3">UseEffect =&gt; It is used like componentDidMount. It will execute once the component is rendered.</text:p>
      <text:p text:style-name="P3"/>
      <text:p text:style-name="P3">UseContext =&gt; It is used to manage global state and it provides data from one component to another components, no problem on where the component is. It is like redux.</text:p>
      <text:p text:style-name="P3"/>
      <text:p text:style-name="P3">UseReducer =&gt; It is also like redux, but redux contains one global state called store but useReducer creates an individual components co-located state container within our component.</text:p>
      <text:p text:style-name="P3"/>
      <text:p text:style-name="P4">Memoization =&gt; It is a technique where, whenever the parent component re-renders, the child component only re-rendered when there is a change in a props. If there is no change in props, it doesn’t execute the render method and will return the cached result.</text:p>
      <text:p text:style-name="P4"/>
      <text:p text:style-name="P5">UseCallback =&gt; It is used when we want to memoize an object</text:p>
      <text:p text:style-name="P5"/>
      <text:p text:style-name="P6"><text:span text:style-name="T1">useMemo =&gt; </text:span><text:span text:style-name="T2">The useMemo hook returns a memoised value after taking a function and a list of dependencies. It returns the cached value if the dependencies do not change. Otherwise, it will recompute the value using the passed function.</text:span></text:p>
      <text:p text:style-name="P6"><text:span text:style-name="T2"/></text:p>
      <text:p text:style-name="P7"><text:span text:style-name="T2">Difference between useCallback and useMemo</text:span></text:p>
      <text:p text:style-name="P8"><text:span text:style-name="T3"><text:tab/></text:span><text:span text:style-name="T2">In both useMemo and useCallback, the hook accepts a function and an array of dependencies. The major difference between useCallback and useMemo is that useCallback will memory the returned value, whereas useMemo will memory the function.</text:span></text:p>
      <text:p text:style-name="P8"><text:span text:style-name="T3"/></text:p>
      <text:p text:style-name="P7"><text:span text:style-name="T2">UseRef =&gt; It used to retain(keep the same value) the value between renders</text:span></text:p>
      <text:p text:style-name="P7"><text:span text:style-name="T2">useRef(initialValue) is a built-in React hook that accepts one argument as the initial value and returns a reference (aka ref). A reference is an object having a special property current </text:span></text:p>
      <text:p text:style-name="P7"><text:span text:style-name="T2"/></text:p>
      <text:p text:style-name="P7"><text:span text:style-name="T2">UseDebugValue =&gt; It is used to display a label for custom hooks</text:span></text:p>
      <text:p text:style-name="P7"><text:span text:style-name="T2"><text:tab/>eg: function useCustomHook(friednId) {</text:span></text:p>
      <text:p text:style-name="P7"><text:span text:style-name="T2"><text:tab/><text:tab/>const [isOnline, setIsOnline] = useState(null);</text:span></text:p>
      <text:p text:style-name="P7"><text:span text:style-name="T2"/></text:p>
      <text:p text:style-name="P7"><text:span text:style-name="T2"><text:tab/><text:tab/>useDebugValue(isOnline ? ‘Online’ : ‘Offline’);</text:span></text:p>
      <text:p text:style-name="P7"><text:span text:style-name="T2"><text:tab/><text:tab/>return isOnline;</text:span></text:p>
      <text:p text:style-name="P7"><text:span text:style-name="T2"><text:tab/>}</text:span></text:p>
      <text:p text:style-name="P9"><text:span text:style-name="T4">useId =&gt; </text:span><text:span text:style-name="Source_20_Text"><text:span text:style-name="T20">useId</text:span></text:span><text:span text:style-name="Source_20_Text"><text:span text:style-name="T22"> </text:span></text:span><text:span text:style-name="T23">is a hook for generating unique IDs that are stable across the server and client, while avoiding hydration mismatches.</text:span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22:46:22.675894846</meta:creation-date>
    <dc:date>2022-05-18T23:32:59.859533847</dc:date>
    <meta:editing-duration>PT1M31S</meta:editing-duration>
    <meta:editing-cycles>1</meta:editing-cycles>
    <meta:document-statistic meta:table-count="0" meta:image-count="0" meta:object-count="0" meta:page-count="1" meta:paragraph-count="18" meta:word-count="313" meta:character-count="1948" meta:non-whitespace-character-count="1643"/>
    <meta:generator>LibreOffice/6.4.7.2$Linux_X86_64 LibreOffice_project/40$Build-2</meta:generator>
  </office:meta>
</office:document-meta>
</file>